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58" style:family="paragraph" style:parent-style-name="Standard">
      <style:text-properties style:font-name="Liberation Serif" fo:font-size="12pt" style:font-size-asian="12pt" style:font-size-complex="12pt"/>
    </style:style>
    <style:style style:name="P59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78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79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officeooo:rsid="00bcb916" style:font-size-asian="12pt" style:font-size-complex="12pt"/>
    </style:style>
    <style:style style:name="T59" style:family="text">
      <style:text-properties style:font-name="Liberation Serif" fo:font-size="12pt" style:text-underline-style="none" officeooo:rsid="00be62a7" style:font-size-asian="12pt" style:font-size-complex="12pt"/>
    </style:style>
    <style:style style:name="T60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2" style:family="text">
      <style:text-properties officeooo:rsid="00a86cf4"/>
    </style:style>
    <style:style style:name="T63" style:family="text">
      <style:text-properties officeooo:rsid="00a94336"/>
    </style:style>
    <style:style style:name="T64" style:family="text">
      <style:text-properties officeooo:rsid="00aaa034"/>
    </style:style>
    <style:style style:name="T65" style:family="text">
      <style:text-properties officeooo:rsid="00b813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7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49">SUMMARY</text:p>
      <text:p text:style-name="P42"/>
      <text:p text:style-name="P44">I am a lifelong learner who is not afraid to dig in and understand the foundational technology underpinning a tool, an operating system or a packet-switched network.</text:p>
      <text:p text:style-name="Standard"/>
      <text:p text:style-name="P58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8"/>
      <text:p text:style-name="P58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8">I have experience designing and building CI/CD pipelines using a variety of tools.</text:p>
      <text:p text:style-name="P58"/>
      <text:p text:style-name="P58">My current interests are containerization and virtualization and their security implications, <text:span text:style-name="T47">as well as cybersecurity. <text:s/>To that end, I regularly do CTF and bug bounty challenges.</text:span></text:p>
      <text:p text:style-name="P58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52"/>
      <text:p text:style-name="P45"/>
      <text:p text:style-name="P48">LANGUAGES</text:p>
      <text:p text:style-name="P46"/>
      <text:p text:style-name="P51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3">XPERIENCE</text:span></text:p>
      <text:p text:style-name="P37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8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3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54"/>
      <text:p text:style-name="P55">Focused on:</text:p>
      <text:p text:style-name="P55"/>
      <text:p text:style-name="P55"><text:soft-page-break/>- <text:span text:style-name="T39">D</text:span><text:span text:style-name="T40">evelop</text:span>ing and maintaining<text:span text:style-name="T40"> tooling.</text:span></text:p>
      <text:p text:style-name="P55">- Container security.</text:p>
      <text:p text:style-name="P56"/>
      <text:p text:style-name="P56">Use Go, Python and Ruby everyday.</text:p>
      <text:p text:style-name="P47"/>
      <text:p text:style-name="P47"/>
      <text:p text:style-name="P35">Consultant, <text:span text:style-name="T29">Software Engineer and DevOps</text:span><text:tab/>Princeton, MA</text:p>
      <text:p text:style-name="P39">January 201<text:span text:style-name="T13">6</text:span> – Present</text:p>
      <text:p text:style-name="P50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3"/>
      <text:p text:style-name="P57"><text:span text:style-name="T26">Deliver push button solutions that </text:span><text:span text:style-name="T27">save clients countless hours every week.</text:span></text:p>
      <text:list xml:id="list2382827680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5">Algorand, </text:span><text:span text:style-name="T41">Senior </text:span><text:span text:style-name="T15">DevOps Engineer</text:span><text:tab/><text:span text:style-name="T14">Boston</text:span>, MA</text:p>
      <text:p text:style-name="P40"><text:span text:style-name="T30">November 2019</text:span> – <text:span text:style-name="T14">February 2021</text:span></text:p>
      <text:p text:style-name="P41">Responsible for package builds as well as maintaining in-house tools and<text:span text:style-name="T16"> Kubernetes build cluster</text:span></text:p>
      <text:p text:style-name="P41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1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41"><text:span text:style-name="T45">- Wr</text:span><text:span text:style-name="T42">o</text:span><text:span text:style-name="T45">te tests and documentation</text:span></text:p>
      <text:list xml:id="list4436626181394" text:continue-numbering="true" text:style-name="WWNum4">
        <text:list-header>
          <text:p text:style-name="P61"/>
        </text:list-header>
      </text:list>
      <text:p text:style-name="P29">Sencha Inc, <text:span text:style-name="T31">Frameworks Engineer</text:span><text:tab/><text:tab/>Redwood City, CA</text:p>
      <text:p text:style-name="P33">May 2013 - December 2015</text:p>
      <text:p text:style-name="P6">Worked on the Ext framework as part of a remote team. <text:s/>My primary role was that of enhanced engineering.</text:p>
      <text:list xml:id="list2135309773" text:style-name="WWNum3">
        <text:list-header>
          <text:p text:style-name="P63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3778470587" text:style-name="WWNum6">
        <text:list-header>
          <text:p text:style-name="P64"><text:span text:style-name="T33">- P</text:span><text:span text:style-name="T6">rimary developer on the improved gridfilters API that shipped starting with Sencha 5.</text:span></text:p>
          <text:p text:style-name="P64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1097567651" text:style-name="WWNum1">
        <text:list-header>
          <text:p text:style-name="P65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5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1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32">Volunteered personal time to assist and mentor.</text:p>
      <text:p text:style-name="P28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2275933621" text:style-name="WWNum5">
        <text:list-header>
          <text:p text:style-name="P66"><text:span text:style-name="T33">- D</text:span><text:span text:style-name="T6">eveloped new applications to run on networked TVs.</text:span></text:p>
          <text:p text:style-name="P66"><text:span text:style-name="T33">- Contributed to </text:span><text:span text:style-name="T6">the KONtx framework.</text:span></text:p>
          <text:p text:style-name="P66"><text:span text:style-name="T33">- P</text:span><text:span text:style-name="T6">rincipal maintainer of several high profile applications (eBay, NFL, Y! TV).</text:span></text:p>
          <text:p text:style-name="P69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9">GoDaddy, <text:span text:style-name="T31">Web Developer</text:span><text:tab/><text:tab/>Phoenix, AZ</text:p>
      <text:p text:style-name="P33">January 2009 - November 2009</text:p>
      <text:p text:style-name="P32">Worked on the ecommerce team as the sole frontend developer.</text:p>
      <text:p text:style-name="P28"/>
      <text:p text:style-name="P30">E<text:span text:style-name="T63">DUCATION</text:span></text:p>
      <text:p text:style-name="P34"><text:span text:style-name="T5">University of New Mexico</text:span><text:span text:style-name="T33">, </text:span><text:span text:style-name="T5">BA, History, 1996 - 1999</text:span></text:p>
      <text:list xml:id="list2996407642" text:style-name="WWNum8">
        <text:list-header>
          <text:p text:style-name="P70">- 3.9<text:span text:style-name="T43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3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6">ARTICLES</text:p>
      <text:p text:style-name="P22"/>
      <text:p text:style-name="P23">Containers and Container Technologies</text:p>
      <text:p text:style-name="P21"/>
      <text:list xml:id="list4184258933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60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72"><text:a xlink:type="simple" xlink:href="https://benjamintoll.com/2023/06/10/on-dockerfile-best-practices/" text:style-name="Internet_20_link" text:visited-style-name="Visited_20_Internet_20_Link"><text:span text:style-name="T54">On Dockerfile Best Practice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61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61">On Escaping a Chroot</text:span></text:a></text:p>
        </text:list-item>
      </text:list>
      <text:p text:style-name="P13"/>
      <text:p text:style-name="P24">Container-<text:span text:style-name="T64">R</text:span><text:span text:style-name="T62">elated</text:span> and <text:span text:style-name="T62">Virtualization</text:span></text:p>
      <text:p text:style-name="P14"/>
      <text:list xml:id="list653734232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15"/>
      <text:p text:style-name="P25">Packaging <text:span text:style-name="T65">and Signing</text:span></text:p>
      <text:p text:style-name="P25"/>
      <text:list xml:id="list2589524857" text:style-name="L3">
        <text:list-item>
          <text:p text:style-name="P77"><text:a xlink:type="simple" xlink:href="https://benjamintoll.com/2023/06/21/on-creating-deb-packages/" text:style-name="Internet_20_link" text:visited-style-name="Visited_20_Internet_20_Link"><text:span text:style-name="T58">On Creating deb Packages</text:span></text:a></text:p>
        </text:list-item>
        <text:list-item>
          <text:p text:style-name="P79"><text:a xlink:type="simple" xlink:href="https://benjamintoll.com/2023/06/24/on-debsigs/" text:style-name="Internet_20_link" text:visited-style-name="Visited_20_Internet_20_Link"><text:span text:style-name="T59">On debsigs</text:span></text:a></text:p>
        </text:list-item>
        <text:list-item>
          <text:p text:style-name="P78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  <text:list-item>
          <text:p text:style-name="P77"><text:a xlink:type="simple" xlink:href="https://benjamintoll.com/2023/06/07/on-gpg-agent-forwarding/" text:style-name="Internet_20_link" text:visited-style-name="Visited_20_Internet_20_Link"><text:span text:style-name="T56">On gpg-agent Forwarding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5T00:44:36.255667946</dc:date>
    <meta:editing-duration>PT13H48M19S</meta:editing-duration>
    <meta:editing-cycles>144</meta:editing-cycles>
    <meta:generator>LibreOffice/7.0.4.2$Linux_X86_64 LibreOffice_project/00$Build-2</meta:generator>
    <meta:document-statistic meta:table-count="0" meta:image-count="0" meta:object-count="0" meta:page-count="4" meta:paragraph-count="98" meta:word-count="1004" meta:character-count="6089" meta:non-whitespace-character-count="5198"/>
  </office:meta>
</office:document-meta>
</file>